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882cm" fo:min-width="0.702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3.2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3.1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3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2.9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952cm" fo:min-width="0.986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2.6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1.45cm"/>
    </style:style>
    <style:style style:name="gr9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97cm"/>
    </style:style>
    <style:style style:name="gr14" style:family="graphic" style:parent-style-name="textbody">
      <style:graphic-properties draw:auto-grow-height="true" draw:auto-grow-width="true" fo:min-height="0.412cm" fo:min-width="0.578cm"/>
    </style:style>
    <style:style style:name="gr15" style:family="graphic" style:parent-style-name="textbody">
      <style:graphic-properties draw:auto-grow-height="true" draw:auto-grow-width="true" fo:min-height="0.412cm" fo:min-width="0.408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45cm" fo:min-width="3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2.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7cm" svg:height="1.6cm" svg:x="8.7cm" svg:y="2.9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3.7cm" svg:height="0.9cm" svg:x="7.7cm" svg:y="6.1cm">
          <text:p text:style-name="P1">i=0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3.6cm" svg:height="0.9cm" svg:x="7.8cm" svg:y="8cm">
          <text:p text:style-name="P1">s=i</text:p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3.5cm" svg:height="0.9cm" svg:x="7.9cm" svg:y="14.8cm">
          <text:p text:style-name="P1">s=s+i</text:p>
          <draw:enhanced-geometry svg:viewBox="0 0 21600 21600" draw:type="rectangle" draw:enhanced-path="M 0 0 L 21600 0 21600 21600 0 21600 0 0 Z N"/>
        </draw:custom-shape>
        <draw:custom-shape draw:style-name="gr5" draw:text-style-name="P2" xml:id="id6" draw:id="id6" draw:layer="layout" svg:width="3.4cm" svg:height="0.8cm" svg:x="13.3cm" svg:y="14.9cm">
          <text:p text:style-name="P1">i=i+1</text:p>
          <draw:enhanced-geometry svg:viewBox="0 0 21600 21600" draw:type="rectangle" draw:enhanced-path="M 0 0 L 21600 0 21600 21600 0 21600 0 0 Z N"/>
        </draw:custom-shape>
        <draw:custom-shape draw:style-name="gr6" draw:text-style-name="P2" xml:id="id8" draw:id="id8" draw:layer="layout" svg:width="2.1cm" svg:height="1.7cm" svg:x="4.2cm" svg:y="15.6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7" draw:id="id7" draw:layer="layout" svg:width="3.1cm" svg:height="0.8cm" svg:x="3.7cm" svg:y="13.6cm">
          <text:p text:style-name="P1">write(s)</text:p>
          <draw:enhanced-geometry svg:viewBox="0 0 21600 21600" draw:type="rectangle" draw:enhanced-path="M 0 0 L 21600 0 21600 21600 0 21600 0 0 Z N"/>
        </draw:custom-shape>
        <draw:custom-shape draw:style-name="gr8" draw:text-style-name="P2" xml:id="id4" draw:id="id4" draw:layer="layout" svg:width="3.9cm" svg:height="2.2cm" svg:x="7.7cm" svg:y="11.6cm">
          <text:p text:style-name="P1">i&lt;=x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3" draw:layer="layout" draw:type="line" svg:x1="9.55cm" svg:y1="4.5cm" svg:x2="9.55cm" svg:y2="6.1cm" draw:start-shape="id1" draw:start-glue-point="8" draw:end-shape="id2" draw:end-glue-point="0" svg:d="M9550 4500v1600" svg:viewBox="0 0 1 1601">
          <text:p/>
        </draw:connector>
        <draw:connector draw:style-name="gr9" draw:text-style-name="P3" draw:layer="layout" draw:type="line" svg:x1="9.55cm" svg:y1="7cm" svg:x2="9.6cm" svg:y2="8cm" draw:start-shape="id2" draw:start-glue-point="2" draw:end-shape="id3" draw:end-glue-point="0" svg:d="M9550 7000l50 1000" svg:viewBox="0 0 51 1001">
          <text:p/>
        </draw:connector>
        <draw:connector draw:style-name="gr9" draw:text-style-name="P3" draw:layer="layout" draw:type="line" svg:x1="9.65cm" svg:y1="13.8cm" svg:x2="9.65cm" svg:y2="14.8cm" draw:start-shape="id4" draw:start-glue-point="6" draw:end-shape="id5" draw:end-glue-point="0" svg:d="M9650 13800v1000" svg:viewBox="0 0 1 1001">
          <text:p/>
        </draw:connector>
        <draw:connector draw:style-name="gr9" draw:text-style-name="P3" draw:layer="layout" draw:type="line" svg:x1="11.4cm" svg:y1="15.25cm" svg:x2="13.3cm" svg:y2="15.3cm" draw:start-shape="id5" draw:start-glue-point="1" draw:end-shape="id6" draw:end-glue-point="3" svg:d="M11400 15250l1900 50" svg:viewBox="0 0 1901 51">
          <text:p/>
        </draw:connector>
        <draw:connector draw:style-name="gr9" draw:text-style-name="P3" draw:layer="layout" svg:x1="7.7cm" svg:y1="12.7cm" svg:x2="5.25cm" svg:y2="13.6cm" draw:start-shape="id4" draw:start-glue-point="5" draw:end-shape="id7" svg:d="M7700 12700h-2450v900" svg:viewBox="0 0 2451 901">
          <text:p/>
        </draw:connector>
        <draw:connector draw:style-name="gr9" draw:text-style-name="P3" draw:layer="layout" svg:x1="5.25cm" svg:y1="14.4cm" svg:x2="5.25cm" svg:y2="15.6cm" draw:start-shape="id7" draw:start-glue-point="2" draw:end-shape="id8" draw:end-glue-point="4" svg:d="M5250 14400v1200" svg:viewBox="0 0 1 1201">
          <text:p/>
        </draw:connector>
        <draw:frame draw:style-name="gr10" draw:text-style-name="P4" draw:layer="layout" svg:width="0.925cm" svg:height="0.962cm" svg:x="10.1cm" svg:y="4.9cm">
          <draw:text-box>
            <text:p>B</text:p>
          </draw:text-box>
        </draw:frame>
        <draw:frame draw:style-name="gr11" draw:text-style-name="P4" draw:layer="layout" svg:width="0.959cm" svg:height="0.962cm" svg:x="10.1cm" svg:y="7.1cm">
          <draw:text-box>
            <text:p>C</text:p>
          </draw:text-box>
        </draw:frame>
        <draw:frame draw:style-name="gr12" draw:text-style-name="P4" draw:layer="layout" svg:width="0.68cm" svg:height="0.962cm" svg:x="8.8cm" svg:y="10.438cm">
          <draw:text-box>
            <text:p>I</text:p>
          </draw:text-box>
        </draw:frame>
        <draw:frame draw:style-name="gr11" draw:text-style-name="P4" draw:layer="layout" svg:width="0.959cm" svg:height="0.962cm" svg:x="10.3cm" svg:y="13.8cm">
          <draw:text-box>
            <text:p>D</text:p>
          </draw:text-box>
        </draw:frame>
        <draw:frame draw:style-name="gr10" draw:text-style-name="P4" draw:layer="layout" svg:width="0.925cm" svg:height="0.962cm" svg:x="5.7cm" svg:y="11.6cm">
          <draw:text-box>
            <text:p>F</text:p>
          </draw:text-box>
        </draw:frame>
        <draw:frame draw:style-name="gr13" draw:text-style-name="P4" draw:layer="layout" svg:width="0.997cm" svg:height="0.962cm" svg:x="5.7cm" svg:y="14.7cm">
          <draw:text-box>
            <text:p>G</text:p>
          </draw:text-box>
        </draw:frame>
        <draw:frame draw:style-name="gr14" draw:layer="layout" svg:width="1.078cm" svg:height="0.662cm" svg:x="8.322cm" svg:y="13.438cm">
          <draw:text-box>
            <text:p>yes</text:p>
          </draw:text-box>
        </draw:frame>
        <draw:frame draw:style-name="gr15" draw:layer="layout" svg:width="0.908cm" svg:height="0.662cm" svg:x="6.9cm" svg:y="12cm">
          <draw:text-box>
            <text:p>no</text:p>
          </draw:text-box>
        </draw:frame>
        <draw:frame draw:style-name="gr10" draw:text-style-name="P4" draw:layer="layout" svg:width="0.925cm" svg:height="0.962cm" svg:x="12.1cm" svg:y="15.5cm">
          <draw:text-box>
            <text:p>E</text:p>
          </draw:text-box>
        </draw:frame>
        <draw:custom-shape draw:style-name="gr16" draw:text-style-name="P2" xml:id="id10" draw:id="id10" draw:layer="layout" svg:width="3.5cm" svg:height="0.7cm" svg:x="7.9cm" svg:y="9.806cm">
          <text:p text:style-name="P1">r=x</text:p>
          <draw:enhanced-geometry svg:viewBox="0 0 21600 21600" draw:type="rectangle" draw:enhanced-path="M 0 0 L 21600 0 21600 21600 0 21600 0 0 Z N"/>
        </draw:custom-shape>
        <draw:custom-shape draw:style-name="gr17" draw:text-style-name="P2" xml:id="id9" draw:id="id9" draw:layer="layout" svg:width="3.4cm" svg:height="0.6cm" svg:x="13.3cm" svg:y="13.2cm">
          <text:p text:style-name="P1">r=x-i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svg:x1="15cm" svg:y1="14.9cm" svg:x2="15cm" svg:y2="13.8cm" draw:start-shape="id6" draw:start-glue-point="0" draw:end-shape="id9" draw:end-glue-point="2" svg:d="M15000 14900v-1100" svg:viewBox="0 0 1 1101">
          <text:p/>
        </draw:connector>
        <draw:connector draw:style-name="gr9" draw:text-style-name="P3" draw:layer="layout" svg:x1="15cm" svg:y1="13.2cm" svg:x2="9.65cm" svg:y2="11.6cm" draw:start-shape="id9" draw:start-glue-point="0" draw:end-shape="id4" draw:end-glue-point="4" svg:d="M15000 13200v-2101h-5350v501" svg:viewBox="0 0 5351 2102">
          <text:p/>
        </draw:connector>
        <draw:connector draw:style-name="gr9" draw:text-style-name="P3" draw:layer="layout" svg:x1="9.6cm" svg:y1="8.9cm" svg:x2="9.65cm" svg:y2="9.806cm" draw:start-shape="id3" draw:start-glue-point="2" draw:end-shape="id10" draw:end-glue-point="0" svg:d="M9600 8900v453h50v453" svg:viewBox="0 0 51 907">
          <text:p/>
        </draw:connector>
        <draw:connector draw:style-name="gr9" draw:text-style-name="P3" draw:layer="layout" svg:x1="9.65cm" svg:y1="10.506cm" svg:x2="9.65cm" svg:y2="11.6cm" draw:start-shape="id10" draw:start-glue-point="2" draw:end-shape="id4" svg:d="M9650 10506v1094" svg:viewBox="0 0 1 1095">
          <text:p/>
        </draw:connector>
        <draw:frame draw:style-name="gr11" draw:text-style-name="P4" draw:layer="layout" svg:width="0.959cm" svg:height="0.962cm" svg:x="10.2cm" svg:y="9cm">
          <draw:text-box>
            <text:p>H</text:p>
          </draw:text-box>
        </draw:frame>
        <draw:frame draw:style-name="gr18" draw:text-style-name="P4" draw:layer="layout" svg:width="0.82cm" svg:height="0.962cm" svg:x="15.5cm" svg:y="13.938cm">
          <draw:text-box>
            <text:p>J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4" draw:fill="none" draw:fill-gradient-name="Gradient_20_7" draw:fill-hatch-name="Hatching_20_1" draw:fill-image-name="Bitmap_20_1"/>
      <style:text-properties fo:font-size="10.5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8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3T20:25:33.714207265</meta:creation-date>
    <meta:generator>LibreOffice/5.1.6.2$Linux_X86_64 LibreOffice_project/10m0$Build-2</meta:generator>
    <dc:date>2017-03-21T10:33:12.482615835</dc:date>
    <meta:editing-duration>PT4M32S</meta:editing-duration>
    <meta:editing-cycles>6</meta:editing-cycles>
    <meta:document-statistic meta:object-count="31"/>
  </office:meta>
</office:document-meta>
</file>